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Segoe UI Symbol" style:font-name-complex="Segoe UI Symbol"/>
    </style:style>
    <style:style style:name="T8" style:parent-style-name="DefaultParagraphFont" style:family="text">
      <style:text-properties style:font-name="Segoe UI Symbol" style:font-name-complex="Segoe UI Symbol"/>
    </style:style>
    <style:style style:name="T9" style:parent-style-name="DefaultParagraphFont" style:family="text">
      <style:text-properties style:font-name="Segoe UI Symbol" style:font-name-complex="Segoe UI Symbol"/>
    </style:style>
    <style:style style:name="T10" style:parent-style-name="DefaultParagraphFont" style:family="text">
      <style:text-properties style:font-name="Segoe UI Symbol" style:font-name-complex="Segoe UI Symbol"/>
    </style:style>
    <style:style style:name="T1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style:font-name="Segoe UI Emoji" style:font-name-complex="Segoe UI Emoji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1" style:family="paragraph">
      <style:text-properties fo:background-color="#FFFF00"/>
    </style:style>
    <style:style style:name="P36" style:parent-style-name="Normal" style:list-style-name="LFO1" style:family="paragraph"/>
    <style:style style:name="T37" style:parent-style-name="DefaultParagraphFont" style:family="text">
      <style:text-properties fo:background-color="#FFFF00"/>
    </style:style>
    <style:style style:name="P38" style:parent-style-name="Normal" style:list-style-name="LFO1" style:family="paragraph"/>
    <style:style style:name="T39" style:parent-style-name="DefaultParagraphFont" style:family="text">
      <style:text-properties fo:background-color="#FFFF00"/>
    </style:style>
    <style:style style:name="P40" style:parent-style-name="Normal" style:list-style-name="LFO1" style:family="paragraph"/>
    <style:style style:name="T41" style:parent-style-name="DefaultParagraphFont" style:family="text">
      <style:text-properties fo:background-color="#FFFF00"/>
    </style:style>
    <style:style style:name="P42" style:parent-style-name="Normal" style:list-style-name="LFO1" style:family="paragraph"/>
    <style:style style:name="T43" style:parent-style-name="DefaultParagraphFont" style:family="text">
      <style:text-properties fo:background-color="#FFFF00"/>
    </style:style>
    <style:style style:name="P44" style:parent-style-name="Normal" style:list-style-name="LFO1" style:family="paragraph"/>
    <style:style style:name="T45" style:parent-style-name="DefaultParagraphFont" style:family="text">
      <style:text-properties fo:background-color="#FFFF00"/>
    </style:style>
    <style:style style:name="P46" style:parent-style-name="Normal" style:list-style-name="LFO1" style:family="paragraph"/>
    <style:style style:name="T47" style:parent-style-name="DefaultParagraphFont" style:family="text">
      <style:text-properties fo:background-color="#FFFF00"/>
    </style:style>
    <style:style style:name="T4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2" style:family="paragraph"/>
    <style:style style:name="P51" style:parent-style-name="Normal" style:list-style-name="LFO2" style:family="paragraph"/>
    <style:style style:name="P52" style:parent-style-name="Normal" style:list-style-name="LFO2" style:family="paragraph"/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3" style:family="paragraph"/>
    <style:style style:name="P57" style:parent-style-name="Normal" style:list-style-name="LFO3" style:family="paragraph"/>
    <style:style style:name="P58" style:parent-style-name="Normal" style:list-style-name="LFO3" style:family="paragraph"/>
    <style:style style:name="T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4" style:family="paragraph"/>
    <style:style style:name="P62" style:parent-style-name="Normal" style:list-style-name="LFO4" style:family="paragraph"/>
    <style:style style:name="P63" style:parent-style-name="Normal" style:list-style-name="LFO4" style:family="paragraph"/>
    <style:style style:name="T64" style:parent-style-name="DefaultParagraphFont" style:family="text">
      <style:text-properties fo:background-color="#FFFF00"/>
    </style:style>
    <style:style style:name="T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background-color="#FFFF00"/>
    </style:style>
    <style:style style:name="P69" style:parent-style-name="Normal" style:list-style-name="LFO5" style:family="paragraph"/>
    <style:style style:name="P70" style:parent-style-name="Normal" style:list-style-name="LFO5" style:family="paragraph"/>
    <style:style style:name="T71" style:parent-style-name="DefaultParagraphFont" style:family="text">
      <style:text-properties fo:background-color="#FFFF00"/>
    </style:style>
    <style:style style:name="T7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6" style:family="paragraph">
      <style:text-properties fo:background-color="#FFFF00"/>
    </style:style>
    <style:style style:name="P77" style:parent-style-name="Normal" style:list-style-name="LFO6" style:family="paragraph"/>
    <style:style style:name="T78" style:parent-style-name="DefaultParagraphFont" style:family="text">
      <style:text-properties fo:background-color="#FFFF00"/>
    </style:style>
    <style:style style:name="P79" style:parent-style-name="Normal" style:list-style-name="LFO6" style:family="paragraph"/>
    <style:style style:name="T80" style:parent-style-name="DefaultParagraphFont" style:family="text">
      <style:text-properties fo:background-color="#FFFF00"/>
    </style:style>
    <style:style style:name="T81" style:parent-style-name="DefaultParagraphFont" style:family="text">
      <style:text-properties fo:background-color="#FFFF00"/>
    </style:style>
    <style:style style:name="P82" style:parent-style-name="Normal" style:list-style-name="LFO6" style:family="paragraph"/>
    <style:style style:name="T8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7" style:family="paragraph"/>
    <style:style style:name="P86" style:parent-style-name="Normal" style:list-style-name="LFO7" style:family="paragraph"/>
    <style:style style:name="P87" style:parent-style-name="Normal" style:list-style-name="LFO7" style:family="paragraph"/>
    <style:style style:name="P88" style:parent-style-name="Normal" style:list-style-name="LFO7" style:family="paragraph"/>
    <style:style style:name="T8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list-style-name="LFO8" style:family="paragraph"/>
    <style:style style:name="P95" style:parent-style-name="Normal" style:list-style-name="LFO8" style:family="paragraph"/>
    <style:style style:name="P96" style:parent-style-name="Normal" style:list-style-name="LFO8" style:family="paragraph"/>
    <style:style style:name="P97" style:parent-style-name="Normal" style:list-style-name="LFO8" style:family="paragraph"/>
    <style:style style:name="P98" style:parent-style-name="Normal" style:list-style-name="LFO8" style:family="paragraph"/>
    <style:style style:name="P99" style:parent-style-name="Normal" style:list-style-name="LFO8" style:family="paragraph"/>
    <style:style style:name="P100" style:parent-style-name="Normal" style:list-style-name="LFO8" style:family="paragraph"/>
    <style:style style:name="P101" style:parent-style-name="Normal" style:list-style-name="LFO8" style:family="paragraph"/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list-style-name="LFO9" style:family="paragraph"/>
    <style:style style:name="P104" style:parent-style-name="Normal" style:list-style-name="LFO9" style:family="paragraph"/>
    <style:style style:name="P105" style:parent-style-name="Normal" style:list-style-name="LFO9" style:family="paragraph"/>
    <style:style style:name="T10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list-style-name="LFO10" style:family="paragraph"/>
    <style:style style:name="P109" style:parent-style-name="Normal" style:list-style-name="LFO10" style:family="paragraph"/>
    <style:style style:name="P110" style:parent-style-name="Normal" style:list-style-name="LFO10" style:family="paragraph"/>
    <style:style style:name="P111" style:parent-style-name="Normal" style:list-style-name="LFO10" style:family="paragraph"/>
    <style:style style:name="P112" style:parent-style-name="Normal" style:list-style-name="LFO10" style:family="paragraph"/>
    <style:style style:name="T11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11" style:family="paragraph"/>
    <style:style style:name="P118" style:parent-style-name="Normal" style:list-style-name="LFO11" style:family="paragraph"/>
    <style:style style:name="P119" style:parent-style-name="Normal" style:list-style-name="LFO11" style:family="paragraph"/>
    <style:style style:name="P120" style:parent-style-name="Normal" style:list-style-name="LFO11" style:family="paragraph"/>
    <style:style style:name="T12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T13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style:font-name="Segoe UI Symbol" style:font-name-complex="Segoe UI Symbol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style:font-name="Segoe UI Symbol" style:font-name-complex="Segoe UI Symbol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style:font-name="Segoe UI Symbol" style:font-name-complex="Segoe UI Symbol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bsolutely — here is a<text:s/><text:span text:style-name="T2">clear, structured roadmap</text:span><text:s/>of what you should learn in<text:s/><text:span text:style-name="T3">Python for Data Analyst + Web Scraping</text:span>.<text:line-break/>This covers<text:s/><text:span text:style-name="T4">exactly</text:span><text:s/>what companies expect and what will help you in real projects.</text:p>
      <text:p text:style-name="Normal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">🚀</text:span><text:span text:style-name="T6"><text:s/>PYTHON ROADMAP for Data Analyst + Web Scraping</text:span></text:p>
      <text:p text:style-name="Normal">I’ll divide it into 4 sections:</text:p>
      <text:p text:style-name="Normal">1️<text:span text:style-name="T7">⃣</text:span><text:s/>Python basics (must-have)<text:line-break/>2️<text:span text:style-name="T8">⃣</text:span><text:s/>Data Analyst essentials<text:line-break/>3️<text:span text:style-name="T9">⃣</text:span><text:s/>Web Scraping essentials<text:line-break/>4️<text:span text:style-name="T10">⃣</text:span><text:s/>Bonus skills that make you stand out</text:p>
      <text:p text:style-name="Normal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">✅</text:span><text:span text:style-name="T12"><text:s/>1. Core Python Skills (Foundations)</text:span></text:p>
      <text:p text:style-name="Normal">These are necessary before anything else:</text:p>
      <text:p text:style-name="Normal"><text:span text:style-name="T13">✔</text:span><text:span text:style-name="T14"><text:s/>Variables, data types, lists, dicts, tuples</text:span></text:p>
      <text:p text:style-name="Normal"><text:span text:style-name="T15">✔</text:span><text:span text:style-name="T16"><text:s/>Loops (for, while)</text:span></text:p>
      <text:p text:style-name="Normal"><text:span text:style-name="T17">✔</text:span><text:span text:style-name="T18"><text:s/>Conditionals (if/else)</text:span></text:p>
      <text:p text:style-name="Normal"><text:span text:style-name="T19">✔</text:span><text:span text:style-name="T20"><text:s/>Functions (def, parameters, return`)</text:span></text:p>
      <text:p text:style-name="Normal"><text:span text:style-name="T21">✔</text:span><text:span text:style-name="T22"><text:s/>File handling (read/write CSV, JSON, text)</text:span></text:p>
      <text:p text:style-name="Normal"><text:span text:style-name="T23">✔</text:span><text:span text:style-name="T24"><text:s/>Object-oriented basics (optional but helpful)</text:span></text:p>
      <text:p text:style-name="Normal"><text:span text:style-name="T25">✔</text:span><text:span text:style-name="T26"><text:s/>Error handling (try/except)</text:span></text:p>
      <text:p text:style-name="Normal"><text:span text:style-name="T27">✔</text:span><text:span text:style-name="T28"><text:s/>Working with modules (import)</text:span></text:p>
      <text:p text:style-name="Normal"><text:span text:style-name="T29">📌</text:span><text:s/><text:span text:style-name="T30">You don’t need advanced Python, but these basics must be strong.</text:span></text:p>
      <text:p text:style-name="Normal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1">✅</text:span><text:span text:style-name="T32"><text:s/>2. Data Analyst Python Skills</text:span></text:p>
      <text:p text:style-name="Normal"><text:span text:style-name="T33">🔥</text:span><text:span text:style-name="T34"><text:s/>Pandas → Most important library</text:span></text:p>
      <text:p text:style-name="Normal">Learn:</text:p>
      <text:list text:style-name="LFO1" text:continue-numbering="true">
        <text:list-item>
          <text:p text:style-name="P35">DataFrame, Series</text:p>
        </text:list-item>
        <text:list-item>
          <text:p text:style-name="P36">filtering rows:<text:s/><text:span text:style-name="T37">loc, iloc, conditions</text:span></text:p>
        </text:list-item>
        <text:list-item>
          <text:p text:style-name="P38">cleaning text:<text:s/><text:span text:style-name="T39">.str.strip(), .str.replace()</text:span></text:p>
        </text:list-item>
        <text:list-item>
          <text:p text:style-name="P40">handling missing data:<text:s/><text:span text:style-name="T41">dropna(), fillna()</text:span></text:p>
        </text:list-item>
        <text:list-item>
          <text:p text:style-name="P42">merging/joining:<text:s/><text:span text:style-name="T43">merge(), concat()</text:span></text:p>
        </text:list-item>
        <text:list-item>
          <text:p text:style-name="P44">grouping &amp; aggregating:<text:s/><text:span text:style-name="T45">groupby()</text:span></text:p>
        </text:list-item>
        <text:list-item>
          <text:p text:style-name="P46">exporting data:<text:s/><text:span text:style-name="T47">to_csv(), to_excel()</text:span></text:p>
        </text:list-item>
      </text:list>
      <text:p text:style-name="Normal"><text:span text:style-name="T48">🔥</text:span><text:span text:style-name="T49"><text:s/>NumPy</text:span></text:p>
      <text:list text:style-name="LFO2" text:continue-numbering="true">
        <text:list-item>
          <text:p text:style-name="P50">arrays</text:p>
        </text:list-item>
        <text:list-item>
          <text:p text:style-name="P51">basic math</text:p>
        </text:list-item>
        <text:list-item>
          <text:p text:style-name="P52">vectorized operations<text:line-break/>(<text:span text:style-name="T53">Used mostly for preprocessing before Pandas</text:span>)</text:p>
        </text:list-item>
      </text:list>
      <text:p text:style-name="Normal"><text:span text:style-name="T54">🔥</text:span><text:span text:style-name="T55"><text:s/>Matplotlib / Seaborn</text:span></text:p>
      <text:p text:style-name="Normal">Basic charts:</text:p>
      <text:list text:style-name="LFO3" text:continue-numbering="true">
        <text:list-item>
          <text:p text:style-name="P56">line, bar, pie, histograms</text:p>
        </text:list-item>
        <text:list-item>
          <text:p text:style-name="P57">scatter plots</text:p>
        </text:list-item>
        <text:list-item>
          <text:p text:style-name="P58">correlation heatmaps</text:p>
        </text:list-item>
      </text:list>
      <text:p text:style-name="Normal"><text:span text:style-name="T59">🔥</text:span><text:span text:style-name="T60"><text:s/>Regex</text:span></text:p>
      <text:p text:style-name="Normal">Used heavily for cleaning scraped text.</text:p>
      <text:p text:style-name="Normal">Learn:</text:p>
      <text:list text:style-name="LFO4" text:continue-numbering="true">
        <text:list-item>
          <text:p text:style-name="P61">Email extraction</text:p>
        </text:list-item>
        <text:list-item>
          <text:p text:style-name="P62">Price extraction</text:p>
        </text:list-item>
        <text:list-item>
          <text:p text:style-name="P63">Removing symbols<text:line-break/>Example:</text:p>
        </text:list-item>
      </text:list>
      <text:p text:style-name="Normal"><text:span text:style-name="T64">re.sub(r"[^\d.]", "", price)</text:span></text:p>
      <text:p text:style-name="Normal"><text:span text:style-name="T65">🔥</text:span><text:span text:style-name="T66"><text:s/>Working with APIs</text:span></text:p>
      <text:list text:style-name="LFO5" text:continue-numbering="true">
        <text:list-item>
          <text:p text:style-name="P67"><text:span text:style-name="T68">requests</text:span><text:s/>library</text:p>
        </text:list-item>
        <text:list-item>
          <text:p text:style-name="P69">Calling REST APIs</text:p>
        </text:list-item>
        <text:list-item>
          <text:p text:style-name="P70">Parsing JSON<text:line-break/>Example:</text:p>
        </text:list-item>
      </text:list>
      <text:p text:style-name="Normal"><text:span text:style-name="T71">data = requests.get(url).json()</text:span></text:p>
      <text:p text:style-name="Normal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2">✅</text:span><text:span text:style-name="T73"><text:s/>3. Web Scraping Python Skills</text:span></text:p>
      <text:p text:style-name="Normal"><text:span text:style-name="T74">🔥</text:span><text:span text:style-name="T75"><text:s/>BeautifulSoup (Static websites)</text:span></text:p>
      <text:p text:style-name="Normal">Learn:</text:p>
      <text:list text:style-name="LFO6" text:continue-numbering="true">
        <text:list-item>
          <text:p text:style-name="P76">find(), find_all()</text:p>
        </text:list-item>
        <text:list-item>
          <text:p text:style-name="P77">using CSS selectors:<text:s/><text:span text:style-name="T78">.select()</text:span></text:p>
        </text:list-item>
        <text:list-item>
          <text:p text:style-name="P79">extracting text:<text:s/><text:span text:style-name="T80">.text</text:span>,<text:s/><text:span text:style-name="T81">.get_text()</text:span></text:p>
        </text:list-item>
        <text:list-item>
          <text:p text:style-name="P82">extracting attributes: ['href']</text:p>
        </text:list-item>
      </text:list>
      <text:p text:style-name="Normal"><text:span text:style-name="T83">🔥</text:span><text:span text:style-name="T84"><text:s/>Requests</text:span></text:p>
      <text:list text:style-name="LFO7" text:continue-numbering="true">
        <text:list-item>
          <text:p text:style-name="P85">Write GET requests</text:p>
        </text:list-item>
        <text:list-item>
          <text:p text:style-name="P86">Use headers &amp; cookies</text:p>
        </text:list-item>
        <text:list-item>
          <text:p text:style-name="P87">Handle errors, retries</text:p>
        </text:list-item>
        <text:list-item>
          <text:p text:style-name="P88">Avoid blocks (User-Agent, sleep)</text:p>
        </text:list-item>
      </text:list>
      <text:p text:style-name="Normal"><text:span text:style-name="T89">🔥</text:span><text:span text:style-name="T90"><text:s/>lxml / HTML parsing</text:span></text:p>
      <text:p text:style-name="Normal">For faster parsing.</text:p>
      <text:p text:style-name="Normal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1">⭐</text:span><text:span text:style-name="T92"><text:s/>For JS websites → Learn Selenium / Playwright</text:span></text:p>
      <text:p text:style-name="Normal">Because many modern websites use JavaScript.</text:p>
      <text:p text:style-name="P93">Selenium:</text:p>
      <text:p text:style-name="Normal">Learn:</text:p>
      <text:list text:style-name="LFO8" text:continue-numbering="true">
        <text:list-item>
          <text:p text:style-name="P94">Locating elements (CSS/XPATH)</text:p>
        </text:list-item>
        <text:list-item>
          <text:p text:style-name="P95">Clicking next page</text:p>
        </text:list-item>
        <text:list-item>
          <text:p text:style-name="P96">Handling “Load More”</text:p>
        </text:list-item>
        <text:list-item>
          <text:p text:style-name="P97">Scrolling</text:p>
        </text:list-item>
        <text:list-item>
          <text:p text:style-name="P98">Extracting text</text:p>
        </text:list-item>
        <text:list-item>
          <text:p text:style-name="P99">Headless mode</text:p>
        </text:list-item>
        <text:list-item>
          <text:p text:style-name="P100">Taking screenshots (optional)</text:p>
        </text:list-item>
        <text:list-item>
          <text:p text:style-name="P101">Waiting for JS to load (WebDriverWait)</text:p>
        </text:list-item>
      </text:list>
      <text:p text:style-name="P102">Pagination logic</text:p>
      <text:list text:style-name="LFO9" text:continue-numbering="true">
        <text:list-item>
          <text:p text:style-name="P103">Clicking “Next”</text:p>
        </text:list-item>
        <text:list-item>
          <text:p text:style-name="P104">Scrolling until bottom</text:p>
        </text:list-item>
        <text:list-item>
          <text:p text:style-name="P105">Looping through pages</text:p>
        </text:list-item>
      </text:list>
      <text:p text:style-name="Normal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6">⭐</text:span><text:span text:style-name="T107"><text:s/>For large-scale scraping:</text:span></text:p>
      <text:p text:style-name="Normal">Learn:</text:p>
      <text:list text:style-name="LFO10" text:continue-numbering="true">
        <text:list-item>
          <text:p text:style-name="P108">Proxies (optional)</text:p>
        </text:list-item>
        <text:list-item>
          <text:p text:style-name="P109">Rotating User Agents</text:p>
        </text:list-item>
        <text:list-item>
          <text:p text:style-name="P110">Tor / undetected-chromedriver (optional)</text:p>
        </text:list-item>
        <text:list-item>
          <text:p text:style-name="P111">Respect robots.txt</text:p>
        </text:list-item>
        <text:list-item>
          <text:p text:style-name="P112">Logging, error handling</text:p>
        </text:list-item>
      </text:list>
      <text:p text:style-name="Normal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3">✅</text:span><text:span text:style-name="T114"><text:s/>4. Bonus Skills (Companies love this)</text:span></text:p>
      <text:p text:style-name="Normal"><text:span text:style-name="T115">⭐</text:span><text:span text:style-name="T116"><text:s/>SQL (VERY IMPORTANT)</text:span></text:p>
      <text:p text:style-name="Normal">Learn:</text:p>
      <text:list text:style-name="LFO11" text:continue-numbering="true">
        <text:list-item>
          <text:p text:style-name="P117">SELECT, WHERE, GROUP BY</text:p>
        </text:list-item>
        <text:list-item>
          <text:p text:style-name="P118">JOIN</text:p>
        </text:list-item>
        <text:list-item>
          <text:p text:style-name="P119">Window functions (ROW_NUMBER, RANK)</text:p>
        </text:list-item>
        <text:list-item>
          <text:p text:style-name="P120">Subqueries</text:p>
        </text:list-item>
      </text:list>
      <text:p text:style-name="Normal"><text:span text:style-name="T121">⭐</text:span><text:span text:style-name="T122"><text:s/>Power BI/Tableau</text:span></text:p>
      <text:p text:style-name="Normal">Since you are a Data Analyst, these are mandatory.</text:p>
      <text:p text:style-name="Normal"><text:span text:style-name="T123">⭐</text:span><text:span text:style-name="T124"><text:s/>Git (basic)</text:span></text:p>
      <text:p text:style-name="Normal">Version control for your projects.</text:p>
      <text:p text:style-name="Normal"><text:span text:style-name="T125">⭐</text:span><text:span text:style-name="T126"><text:s/>Jupyter Notebook</text:span></text:p>
      <text:p text:style-name="Normal">Write clean analyses &amp; scraping notebooks.</text:p>
      <text:p text:style-name="Normal"><text:span text:style-name="T127">⭐</text:span><text:span text:style-name="T128"><text:s/>ETL Basics</text:span></text:p>
      <text:p text:style-name="Normal">If you want to move toward Data Engineer roles.</text:p>
      <text:p text:style-name="Normal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9">🎯</text:span><text:span text:style-name="T130"><text:s/>Best Learning Order</text:span></text:p>
      <text:p text:style-name="P131">Step 1 → Python Basics</text:p>
      <text:p text:style-name="P132">Step 2 → Pandas, NumPy</text:p>
      <text:p text:style-name="P133">Step 3 → Web Scraping (Requests + BS4)</text:p>
      <text:p text:style-name="P134">Step 4 → Selenium (for JS pages)</text:p>
      <text:p text:style-name="P135">Step 5 → SQL</text:p>
      <text:p text:style-name="P136">Step 6 → BI tools + dashboards</text:p>
      <text:p text:style-name="P137">Step 7 → Real Projects</text:p>
      <text:p text:style-name="Normal">(scraping Amazon, Flipkart, Casino sites, analysis dashboards)</text:p>
      <text:p text:style-name="Normal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8">💡</text:span><text:span text:style-name="T139"><text:s/>Want a personalized 30-day learning plan?</text:span></text:p>
      <text:p text:style-name="Normal">I can create:</text:p>
      <text:p text:style-name="Normal"><text:span text:style-name="T140">✔</text:span><text:s/>A<text:s/><text:span text:style-name="T141">30-Day Python + Web Scraping Roadmap</text:span><text:line-break/><text:span text:style-name="T142">✔</text:span><text:s/>A<text:s/><text:span text:style-name="T143">resume-ready set of projects</text:span><text:line-break/><text:span text:style-name="T144">✔</text:span><text:s/>A<text:s/><text:span text:style-name="T145">practice project list</text:span><text:s/>(Amazon, IMDB, Flipkart, Casino data, etc.)</text:p>
      <text:p text:style-name="Normal">Just tell me:<text:line-break/><text:span text:style-name="T146">“Create a 30-day plan”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pul Kuthyal</meta:initial-creator>
    <dc:creator>Vipul Kuthyal</dc:creator>
    <meta:creation-date>2025-12-08T14:02:00Z</meta:creation-date>
    <dc:date>2025-12-09T05:40:00Z</dc:date>
    <meta:template xlink:href="Normal" xlink:type="simple"/>
    <meta:editing-cycles>2</meta:editing-cycles>
    <meta:editing-duration>PT55680S</meta:editing-duration>
    <meta:document-statistic meta:page-count="1" meta:paragraph-count="6" meta:word-count="507" meta:character-count="3397" meta:row-count="24" meta:non-whitespace-character-count="2896"/>
  </office:meta>
</office:document-meta>
</file>